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monospace"/>
    <style:font-face style:name="Liberation Serif1" svg:font-family="'Liberation Serif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33.008cm" fo:margin-left="0cm" table:align="left"/>
    </style:style>
    <style:style style:name="Таблица1.A" style:family="table-column">
      <style:table-column-properties style:column-width="3.201cm"/>
    </style:style>
    <style:style style:name="Таблица1.B" style:family="table-column">
      <style:table-column-properties style:column-width="14.896cm"/>
    </style:style>
    <style:style style:name="Таблица1.C" style:family="table-column">
      <style:table-column-properties style:column-width="14.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16.515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9.663cm"/>
    </style:style>
    <style:style style:name="Таблица2" style:family="table">
      <style:table-properties style:width="3.0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0.751cm" style:rel-column-width="16383*"/>
    </style:style>
    <style:style style:name="Таблица2.D" style:family="table-column">
      <style:table-column-properties style:column-width="0.751cm" style:rel-column-width="16386*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9" style:family="table-row">
      <style:table-row-properties fo:background-color="transparent" fo:keep-together="auto">
        <style:background-image/>
      </style:table-row-properties>
    </style:style>
    <style:style style:name="Таблица2.B9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1a2" officeooo:paragraph-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6f22b" officeooo:paragraph-rsid="0016f2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35a4d" officeooo:paragraph-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9626a" officeooo:paragraph-rsid="00196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7410f" officeooo:paragraph-rsid="00174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a4d" officeooo:paragraph-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1a2" officeooo:paragraph-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35a4d" officeooo:paragraph-rsid="00135a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501a2" officeooo:paragraph-rsid="001501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margin-top="0cm" fo:margin-bottom="0.499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/>
    </style:style>
    <style:style style:name="P18" style:family="paragraph" style:parent-style-name="Preformatted_20_Text">
      <style:paragraph-properties fo:line-height="100%"/>
      <style:text-properties fo:color="#bec0c2" style:font-name="Liberation Mono" fo:font-size="7pt" style:font-name-asian="NSimSun1" style:font-size-asian="7pt" style:font-name-complex="Liberation Mono" style:font-size-complex="7pt"/>
    </style:style>
    <style:style style:name="P19" style:family="paragraph" style:parent-style-name="Preformatted_20_Text">
      <style:text-properties fo:font-size="9pt" style:font-size-asian="9pt" style:font-size-complex="9pt"/>
    </style:style>
    <style:style style:name="P20" style:family="paragraph" style:parent-style-name="Preformatted_20_Text">
      <style:text-properties fo:font-size="9pt" officeooo:paragraph-rsid="001315b6" style:font-size-asian="9pt" style:font-size-complex="9pt"/>
    </style:style>
    <style:style style:name="P21" style:family="paragraph" style:parent-style-name="Preformatted_20_Text">
      <style:text-properties fo:font-size="9pt" fo:language="uk" fo:country="UA" officeooo:paragraph-rsid="001315b6" style:font-size-asian="9pt" style:font-size-complex="9pt"/>
    </style:style>
    <style:style style:name="P22" style:family="paragraph" style:parent-style-name="Preformatted_20_Text">
      <style:text-properties fo:font-size="9pt" fo:font-style="italic" style:font-size-asian="9pt" style:font-style-asian="italic" style:font-size-complex="9pt" style:font-style-complex="italic"/>
    </style:style>
    <style:style style:name="P23" style:family="paragraph" style:parent-style-name="Preformatted_20_Text">
      <style:text-properties fo:font-size="9pt" fo:font-weight="bold" officeooo:paragraph-rsid="001315b6" style:font-size-asian="9pt" style:font-weight-asian="bold" style:font-size-complex="9pt" style:font-weight-complex="bold"/>
    </style:style>
    <style:style style:name="P24" style:family="paragraph" style:parent-style-name="Preformatted_20_Text">
      <style:paragraph-properties fo:line-height="100%"/>
      <style:text-properties style:font-name="Liberation Mono" fo:font-size="7pt" style:font-name-asian="NSimSun1" style:font-size-asian="7pt" style:font-name-complex="Liberation Mono" style:font-size-complex="7pt"/>
    </style:style>
    <style:style style:name="P25" style:family="paragraph" style:parent-style-name="Preformatted_20_Text">
      <style:text-properties fo:color="#65676a" fo:font-size="9pt" fo:language="uk" fo:country="UA" fo:font-style="italic" fo:font-weight="bold" officeooo:rsid="001102ea" officeooo:paragraph-rsid="001102ea" style:font-size-asian="9pt" style:font-size-complex="9pt"/>
    </style:style>
    <style:style style:name="P26" style:family="paragraph" style:parent-style-name="Preformatted_20_Text">
      <style:text-properties fo:color="#168253" fo:font-size="9pt" style:font-size-asian="9pt" style:font-size-complex="9pt"/>
    </style:style>
    <style:style style:name="P27" style:family="paragraph" style:parent-style-name="Preformatted_20_Text">
      <style:paragraph-properties fo:margin-top="0cm" fo:margin-bottom="0.499cm" loext:contextual-spacing="false" fo:line-height="100%"/>
      <style:text-properties fo:color="#e6e6e6" style:font-name="Liberation Mono" fo:font-size="7pt" style:font-name-asian="NSimSun1" style:font-size-asian="7pt" style:font-name-complex="Liberation Mono" style:font-size-complex="7pt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Mono" fo:font-size="7pt" officeooo:paragraph-rsid="001102ea" style:font-name-asian="NSimSun1" style:font-size-asian="7pt" style:font-name-complex="Liberation Mono" style:font-size-complex="7pt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e6e6e6" style:font-name="Liberation Mono" fo:font-size="7pt" officeooo:paragraph-rsid="001102ea" style:font-name-asian="NSimSun1" style:font-size-asian="7pt" style:font-name-complex="Liberation Mono" style:font-size-complex="7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7pt" officeooo:paragraph-rsid="001102ea" style:font-name-asian="NSimSun1" style:font-size-asian="7pt" style:font-name-complex="Liberation Mono" style:font-size-complex="7pt"/>
    </style:style>
    <style:style style:name="T1" style:family="text">
      <style:text-properties fo:language="uk" fo:country="UA" officeooo:rsid="001315b6"/>
    </style:style>
    <style:style style:name="T2" style:family="text">
      <style:text-properties fo:language="uk" fo:country="UA" fo:font-style="italic" officeooo:rsid="001315b6" style:font-style-asian="italic" style:font-style-complex="italic"/>
    </style:style>
    <style:style style:name="T3" style:family="text">
      <style:text-properties fo:language="uk" fo:country="UA" fo:font-style="italic" officeooo:rsid="00124b74" style:font-style-asian="italic" style:font-style-complex="italic"/>
    </style:style>
    <style:style style:name="T4" style:family="text">
      <style:text-properties fo:color="#be91bd" fo:font-style="italic"/>
    </style:style>
    <style:style style:name="T5" style:family="text">
      <style:text-properties fo:color="#be91bd" style:text-outline="false" style:text-line-through-style="none" style:text-line-through-type="none" fo:font-style="italic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bec0c2"/>
    </style:style>
    <style:style style:name="T7" style:family="text">
      <style:text-properties fo:color="#bec0c2" style:font-name="Liberation Mono1" fo:font-size="10pt"/>
    </style:style>
    <style:style style:name="T8" style:family="text">
      <style:text-properties fo:color="#509abe"/>
    </style:style>
    <style:style style:name="T9" style:family="text">
      <style:text-properties fo:color="#e6e6e6"/>
    </style:style>
    <style:style style:name="T10" style:family="text">
      <style:text-properties fo:color="#e6e6e6" style:font-name="Liberation Mono1" fo:font-size="10pt"/>
    </style:style>
    <style:style style:name="T11" style:family="text">
      <style:text-properties fo:color="#23ba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5983b0"/>
    </style:style>
    <style:style style:name="T15" style:family="text">
      <style:text-properties fo:color="#5983b0" fo:font-style="italic" style:font-style-asian="italic" style:font-style-complex="italic"/>
    </style:style>
    <style:style style:name="T16" style:family="text">
      <style:text-properties fo:color="#5983b0" style:font-name="Liberation Mono" fo:font-style="italic" officeooo:rsid="0014bb53" style:font-name-asian="NSimSun1" style:font-style-asian="italic" style:font-name-complex="Liberation Mono" style:font-style-complex="italic"/>
    </style:style>
    <style:style style:name="T17" style:family="text">
      <style:text-properties fo:color="#168253"/>
    </style:style>
    <style:style style:name="T18" style:family="text">
      <style:text-properties fo:color="#168253" style:font-name="Liberation Mono" fo:font-style="italic" style:font-name-asian="NSimSun1" style:font-style-asian="italic" style:font-name-complex="Liberation Mono" style:font-style-complex="italic"/>
    </style:style>
    <style:style style:name="T19" style:family="text">
      <style:text-properties fo:color="#168253" fo:font-style="italic" style:font-style-asian="italic" style:font-style-complex="italic"/>
    </style:style>
    <style:style style:name="T20" style:family="text">
      <style:text-properties fo:color="#8d1d75"/>
    </style:style>
    <style:style style:name="T21" style:family="text">
      <style:text-properties fo:color="#8d1d75" fo:background-color="transparent" loext:char-shading-value="0"/>
    </style:style>
    <style:style style:name="T22" style:family="text">
      <style:text-properties fo:color="#8d1d75" style:font-name="Liberation Mono" fo:language="uk" fo:country="UA" officeooo:rsid="00124b74" style:font-name-asian="NSimSun1" style:font-name-complex="Liberation Mono"/>
    </style:style>
    <style:style style:name="T23" style:family="text">
      <style:text-properties fo:color="#8d1d75" style:font-name="Liberation Mono" fo:language="uk" fo:country="UA" fo:font-style="italic" officeooo:rsid="00124b74" style:font-name-asian="NSimSun1" style:font-style-asian="italic" style:font-name-complex="Liberation Mono" style:font-style-complex="italic"/>
    </style:style>
    <style:style style:name="T24" style:family="text">
      <style:text-properties fo:color="#8d1d75" fo:font-weight="bold" style:font-weight-asian="bold" style:font-weight-complex="bold"/>
    </style:style>
    <style:style style:name="T25" style:family="text">
      <style:text-properties fo:language="en" fo:country="US" fo:font-style="italic" officeooo:rsid="0014bb53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Алфавіт</text:p>
          </table:table-cell>
          <table:table-cell table:style-name="Таблица1.A1" office:value-type="string">
            <text:p text:style-name="P7">Правила транслітерації</text:p>
          </table:table-cell>
          <table:table-cell table:style-name="Таблица1.C1" office:value-type="string">
            <text:p text:style-name="P8">Xkb файл</text:p>
          </table:table-cell>
        </table:table-row>
        <table:table-row table:style-name="Таблица1.2">
          <table:table-cell table:style-name="Таблица1.A2" table:number-rows-spanned="2" office:value-type="string">
            <table:table table:name="Таблица2" table:style-name="Таблица2">
              <table:table-column table:style-name="Таблица2.A" table:number-columns-repeated="3"/>
              <table:table-column table:style-name="Таблица2.D"/>
              <table:table-row>
                <table:table-cell table:style-name="Таблица2.A1" office:value-type="string">
                  <text:p text:style-name="P6">а</text:p>
                </table:table-cell>
                <table:table-cell table:style-name="Таблица2.A1" office:value-type="string">
                  <text:p text:style-name="P6">А</text:p>
                </table:table-cell>
                <table:table-cell table:style-name="Таблица2.A1" office:value-type="string">
                  <text:p text:style-name="P9">a</text:p>
                </table:table-cell>
                <table:table-cell table:style-name="Таблица2.A1" office:value-type="string">
                  <text:p text:style-name="P10">A</text:p>
                </table:table-cell>
              </table:table-row>
              <table:table-row>
                <table:table-cell table:style-name="Таблица2.A1" office:value-type="string">
                  <text:p text:style-name="P6">б</text:p>
                </table:table-cell>
                <table:table-cell table:style-name="Таблица2.A1" office:value-type="string">
                  <text:p text:style-name="P6">Б</text:p>
                </table:table-cell>
                <table:table-cell table:style-name="Таблица2.A1" office:value-type="string">
                  <text:p text:style-name="P12">b</text:p>
                </table:table-cell>
                <table:table-cell table:style-name="Таблица2.A1" office:value-type="string">
                  <text:p text:style-name="P13">B</text:p>
                </table:table-cell>
              </table:table-row>
              <table:table-row>
                <table:table-cell table:style-name="Таблица2.A1" office:value-type="string">
                  <text:p text:style-name="P6">в</text:p>
                </table:table-cell>
                <table:table-cell table:style-name="Таблица2.A1" office:value-type="string">
                  <text:p text:style-name="P6">В</text:p>
                </table:table-cell>
                <table:table-cell table:style-name="Таблица2.A1" office:value-type="string">
                  <text:p text:style-name="P9">v</text:p>
                </table:table-cell>
                <table:table-cell table:style-name="Таблица2.A1" office:value-type="string">
                  <text:p text:style-name="P10">V</text:p>
                </table:table-cell>
              </table:table-row>
              <table:table-row>
                <table:table-cell table:style-name="Таблица2.A1" office:value-type="string">
                  <text:p text:style-name="P6">г</text:p>
                </table:table-cell>
                <table:table-cell table:style-name="Таблица2.A1" office:value-type="string">
                  <text:p text:style-name="P6">Г</text:p>
                </table:table-cell>
                <table:table-cell table:style-name="Таблица2.A1" office:value-type="string">
                  <text:p text:style-name="P9">h</text:p>
                </table:table-cell>
                <table:table-cell table:style-name="Таблица2.A1" office:value-type="string">
                  <text:p text:style-name="P10">H</text:p>
                </table:table-cell>
              </table:table-row>
              <table:table-row>
                <table:table-cell table:style-name="Таблица2.A1" office:value-type="string">
                  <text:p text:style-name="P6">ґ</text:p>
                </table:table-cell>
                <table:table-cell table:style-name="Таблица2.A1" office:value-type="string">
                  <text:p text:style-name="P6">Ґ</text:p>
                </table:table-cell>
                <table:table-cell table:style-name="Таблица2.A1" office:value-type="string">
                  <text:p text:style-name="P9">g</text:p>
                </table:table-cell>
                <table:table-cell table:style-name="Таблица2.A1" office:value-type="string">
                  <text:p text:style-name="P10">G</text:p>
                </table:table-cell>
              </table:table-row>
              <table:table-row>
                <table:table-cell table:style-name="Таблица2.A1" office:value-type="string">
                  <text:p text:style-name="P6">д</text:p>
                </table:table-cell>
                <table:table-cell table:style-name="Таблица2.A1" office:value-type="string">
                  <text:p text:style-name="P6">Д</text:p>
                </table:table-cell>
                <table:table-cell table:style-name="Таблица2.A1" office:value-type="string">
                  <text:p text:style-name="P9">d</text:p>
                </table:table-cell>
                <table:table-cell table:style-name="Таблица2.A1" office:value-type="string">
                  <text:p text:style-name="P10">D</text:p>
                </table:table-cell>
              </table:table-row>
              <table:table-row>
                <table:table-cell table:style-name="Таблица2.A1" office:value-type="string">
                  <text:p text:style-name="P6">е</text:p>
                </table:table-cell>
                <table:table-cell table:style-name="Таблица2.A1" office:value-type="string">
                  <text:p text:style-name="P6">Е</text:p>
                </table:table-cell>
                <table:table-cell table:style-name="Таблица2.A1" office:value-type="string">
                  <text:p text:style-name="P9">e</text:p>
                </table:table-cell>
                <table:table-cell table:style-name="Таблица2.A1" office:value-type="string">
                  <text:p text:style-name="P10">E</text:p>
                </table:table-cell>
              </table:table-row>
              <table:table-row>
                <table:table-cell table:style-name="Таблица2.A1" office:value-type="string">
                  <text:p text:style-name="P6">є</text:p>
                </table:table-cell>
                <table:table-cell table:style-name="Таблица2.A1" office:value-type="string">
                  <text:p text:style-name="P6">Є</text:p>
                </table:table-cell>
                <table:table-cell table:style-name="Таблица2.A1" office:value-type="string">
                  <text:p text:style-name="P9">je</text:p>
                </table:table-cell>
                <table:table-cell table:style-name="Таблица2.A1" office:value-type="string">
                  <text:p text:style-name="P10">Je</text:p>
                </table:table-cell>
              </table:table-row>
              <table:table-row table:style-name="Таблица2.9">
                <table:table-cell table:style-name="Таблица2.A1" office:value-type="string">
                  <text:p text:style-name="P6">ж</text:p>
                </table:table-cell>
                <table:table-cell table:style-name="Таблица2.B9" office:value-type="string">
                  <text:p text:style-name="P6">Ж</text:p>
                </table:table-cell>
                <table:table-cell table:style-name="Таблица2.B9" office:value-type="string">
                  <text:p text:style-name="P1">ʒ</text:p>
                </table:table-cell>
                <table:table-cell table:style-name="Таблица2.B9" office:value-type="string">
                  <text:p text:style-name="P1">Ʒ</text:p>
                </table:table-cell>
              </table:table-row>
              <table:table-row>
                <table:table-cell table:style-name="Таблица2.A1" office:value-type="string">
                  <text:p text:style-name="P6">з</text:p>
                </table:table-cell>
                <table:table-cell table:style-name="Таблица2.A1" office:value-type="string">
                  <text:p text:style-name="P6">З</text:p>
                </table:table-cell>
                <table:table-cell table:style-name="Таблица2.A1" office:value-type="string">
                  <text:p text:style-name="P9">z</text:p>
                </table:table-cell>
                <table:table-cell table:style-name="Таблица2.A1" office:value-type="string">
                  <text:p text:style-name="P10">Z</text:p>
                </table:table-cell>
              </table:table-row>
              <table:table-row>
                <table:table-cell table:style-name="Таблица2.A1" office:value-type="string">
                  <text:p text:style-name="P6">и</text:p>
                </table:table-cell>
                <table:table-cell table:style-name="Таблица2.A1" office:value-type="string">
                  <text:p text:style-name="P6">И</text:p>
                </table:table-cell>
                <table:table-cell table:style-name="Таблица2.A1" office:value-type="string">
                  <text:p text:style-name="P9">y</text:p>
                </table:table-cell>
                <table:table-cell table:style-name="Таблица2.A1" office:value-type="string">
                  <text:p text:style-name="P10">Y</text:p>
                </table:table-cell>
              </table:table-row>
              <table:table-row>
                <table:table-cell table:style-name="Таблица2.A1" office:value-type="string">
                  <text:p text:style-name="P6">і</text:p>
                </table:table-cell>
                <table:table-cell table:style-name="Таблица2.A1" office:value-type="string">
                  <text:p text:style-name="P6">І</text:p>
                </table:table-cell>
                <table:table-cell table:style-name="Таблица2.A1" office:value-type="string">
                  <text:p text:style-name="P9">i</text:p>
                </table:table-cell>
                <table:table-cell table:style-name="Таблица2.A1" office:value-type="string">
                  <text:p text:style-name="P10">I</text:p>
                </table:table-cell>
              </table:table-row>
              <table:table-row>
                <table:table-cell table:style-name="Таблица2.A1" office:value-type="string">
                  <text:p text:style-name="P6">ї</text:p>
                </table:table-cell>
                <table:table-cell table:style-name="Таблица2.A1" office:value-type="string">
                  <text:p text:style-name="P6">Ї</text:p>
                </table:table-cell>
                <table:table-cell table:style-name="Таблица2.A1" office:value-type="string">
                  <text:p text:style-name="P9">ji</text:p>
                </table:table-cell>
                <table:table-cell table:style-name="Таблица2.A1" office:value-type="string">
                  <text:p text:style-name="P10">Ji</text:p>
                </table:table-cell>
              </table:table-row>
              <table:table-row>
                <table:table-cell table:style-name="Таблица2.A1" office:value-type="string">
                  <text:p text:style-name="P6">й</text:p>
                </table:table-cell>
                <table:table-cell table:style-name="Таблица2.A1" office:value-type="string">
                  <text:p text:style-name="P6">Й</text:p>
                </table:table-cell>
                <table:table-cell table:style-name="Таблица2.A1" office:value-type="string">
                  <text:p text:style-name="P9">j</text:p>
                </table:table-cell>
                <table:table-cell table:style-name="Таблица2.A1" office:value-type="string">
                  <text:p text:style-name="P10">J</text:p>
                </table:table-cell>
              </table:table-row>
              <table:table-row>
                <table:table-cell table:style-name="Таблица2.A1" office:value-type="string">
                  <text:p text:style-name="P6">к</text:p>
                </table:table-cell>
                <table:table-cell table:style-name="Таблица2.A1" office:value-type="string">
                  <text:p text:style-name="P6">К</text:p>
                </table:table-cell>
                <table:table-cell table:style-name="Таблица2.A1" office:value-type="string">
                  <text:p text:style-name="P9">k</text:p>
                </table:table-cell>
                <table:table-cell table:style-name="Таблица2.A1" office:value-type="string">
                  <text:p text:style-name="P10">K</text:p>
                </table:table-cell>
              </table:table-row>
              <table:table-row>
                <table:table-cell table:style-name="Таблица2.A1" office:value-type="string">
                  <text:p text:style-name="P6">л</text:p>
                </table:table-cell>
                <table:table-cell table:style-name="Таблица2.A1" office:value-type="string">
                  <text:p text:style-name="P6">Л</text:p>
                </table:table-cell>
                <table:table-cell table:style-name="Таблица2.A1" office:value-type="string">
                  <text:p text:style-name="P9">l</text:p>
                </table:table-cell>
                <table:table-cell table:style-name="Таблица2.A1" office:value-type="string">
                  <text:p text:style-name="P10">L</text:p>
                </table:table-cell>
              </table:table-row>
              <table:table-row>
                <table:table-cell table:style-name="Таблица2.A1" office:value-type="string">
                  <text:p text:style-name="P6">м</text:p>
                </table:table-cell>
                <table:table-cell table:style-name="Таблица2.A1" office:value-type="string">
                  <text:p text:style-name="P6">М</text:p>
                </table:table-cell>
                <table:table-cell table:style-name="Таблица2.A1" office:value-type="string">
                  <text:p text:style-name="P9">m</text:p>
                </table:table-cell>
                <table:table-cell table:style-name="Таблица2.A1" office:value-type="string">
                  <text:p text:style-name="P10">M</text:p>
                </table:table-cell>
              </table:table-row>
              <table:table-row>
                <table:table-cell table:style-name="Таблица2.A1" office:value-type="string">
                  <text:p text:style-name="P6">н</text:p>
                </table:table-cell>
                <table:table-cell table:style-name="Таблица2.A1" office:value-type="string">
                  <text:p text:style-name="P6">Н</text:p>
                </table:table-cell>
                <table:table-cell table:style-name="Таблица2.A1" office:value-type="string">
                  <text:p text:style-name="P9">n</text:p>
                </table:table-cell>
                <table:table-cell table:style-name="Таблица2.A1" office:value-type="string">
                  <text:p text:style-name="P10">N</text:p>
                </table:table-cell>
              </table:table-row>
              <table:table-row>
                <table:table-cell table:style-name="Таблица2.A1" office:value-type="string">
                  <text:p text:style-name="P6">о</text:p>
                </table:table-cell>
                <table:table-cell table:style-name="Таблица2.A1" office:value-type="string">
                  <text:p text:style-name="P6">О</text:p>
                </table:table-cell>
                <table:table-cell table:style-name="Таблица2.A1" office:value-type="string">
                  <text:p text:style-name="P9">o</text:p>
                </table:table-cell>
                <table:table-cell table:style-name="Таблица2.A1" office:value-type="string">
                  <text:p text:style-name="P10">O</text:p>
                </table:table-cell>
              </table:table-row>
              <table:table-row>
                <table:table-cell table:style-name="Таблица2.A1" office:value-type="string">
                  <text:p text:style-name="P6">п</text:p>
                </table:table-cell>
                <table:table-cell table:style-name="Таблица2.A1" office:value-type="string">
                  <text:p text:style-name="P6">П</text:p>
                </table:table-cell>
                <table:table-cell table:style-name="Таблица2.A1" office:value-type="string">
                  <text:p text:style-name="P9">p</text:p>
                </table:table-cell>
                <table:table-cell table:style-name="Таблица2.A1" office:value-type="string">
                  <text:p text:style-name="P10">P</text:p>
                </table:table-cell>
              </table:table-row>
              <table:table-row>
                <table:table-cell table:style-name="Таблица2.A1" office:value-type="string">
                  <text:p text:style-name="P6">р</text:p>
                </table:table-cell>
                <table:table-cell table:style-name="Таблица2.A1" office:value-type="string">
                  <text:p text:style-name="P6">Р</text:p>
                </table:table-cell>
                <table:table-cell table:style-name="Таблица2.A1" office:value-type="string">
                  <text:p text:style-name="P9">r</text:p>
                </table:table-cell>
                <table:table-cell table:style-name="Таблица2.A1" office:value-type="string">
                  <text:p text:style-name="P10">R</text:p>
                </table:table-cell>
              </table:table-row>
              <table:table-row>
                <table:table-cell table:style-name="Таблица2.A1" office:value-type="string">
                  <text:p text:style-name="P6">с</text:p>
                </table:table-cell>
                <table:table-cell table:style-name="Таблица2.A1" office:value-type="string">
                  <text:p text:style-name="P6">С</text:p>
                </table:table-cell>
                <table:table-cell table:style-name="Таблица2.A1" office:value-type="string">
                  <text:p text:style-name="P9">s</text:p>
                </table:table-cell>
                <table:table-cell table:style-name="Таблица2.A1" office:value-type="string">
                  <text:p text:style-name="P10">S</text:p>
                </table:table-cell>
              </table:table-row>
              <table:table-row>
                <table:table-cell table:style-name="Таблица2.A1" office:value-type="string">
                  <text:p text:style-name="P6">т</text:p>
                </table:table-cell>
                <table:table-cell table:style-name="Таблица2.A1" office:value-type="string">
                  <text:p text:style-name="P6">Т</text:p>
                </table:table-cell>
                <table:table-cell table:style-name="Таблица2.A1" office:value-type="string">
                  <text:p text:style-name="P9">t</text:p>
                </table:table-cell>
                <table:table-cell table:style-name="Таблица2.A1" office:value-type="string">
                  <text:p text:style-name="P10">T</text:p>
                </table:table-cell>
              </table:table-row>
              <table:table-row>
                <table:table-cell table:style-name="Таблица2.A1" office:value-type="string">
                  <text:p text:style-name="P6">у</text:p>
                </table:table-cell>
                <table:table-cell table:style-name="Таблица2.A1" office:value-type="string">
                  <text:p text:style-name="P6">У</text:p>
                </table:table-cell>
                <table:table-cell table:style-name="Таблица2.A1" office:value-type="string">
                  <text:p text:style-name="P9">u</text:p>
                </table:table-cell>
                <table:table-cell table:style-name="Таблица2.A1" office:value-type="string">
                  <text:p text:style-name="P10">U</text:p>
                </table:table-cell>
              </table:table-row>
              <table:table-row>
                <table:table-cell table:style-name="Таблица2.A1" office:value-type="string">
                  <text:p text:style-name="P6">ф</text:p>
                </table:table-cell>
                <table:table-cell table:style-name="Таблица2.A1" office:value-type="string">
                  <text:p text:style-name="P6">Ф</text:p>
                </table:table-cell>
                <table:table-cell table:style-name="Таблица2.A1" office:value-type="string">
                  <text:p text:style-name="P9">f</text:p>
                </table:table-cell>
                <table:table-cell table:style-name="Таблица2.A1" office:value-type="string">
                  <text:p text:style-name="P10">F</text:p>
                </table:table-cell>
              </table:table-row>
              <table:table-row>
                <table:table-cell table:style-name="Таблица2.A1" office:value-type="string">
                  <text:p text:style-name="P6">х</text:p>
                </table:table-cell>
                <table:table-cell table:style-name="Таблица2.A1" office:value-type="string">
                  <text:p text:style-name="P6">Х</text:p>
                </table:table-cell>
                <table:table-cell table:style-name="Таблица2.A1" office:value-type="string">
                  <text:p text:style-name="P9">x</text:p>
                </table:table-cell>
                <table:table-cell table:style-name="Таблица2.A1" office:value-type="string">
                  <text:p text:style-name="P10">X</text:p>
                </table:table-cell>
              </table:table-row>
              <table:table-row>
                <table:table-cell table:style-name="Таблица2.A1" office:value-type="string">
                  <text:p text:style-name="P6">ц</text:p>
                </table:table-cell>
                <table:table-cell table:style-name="Таблица2.A1" office:value-type="string">
                  <text:p text:style-name="P6">Ц</text:p>
                </table:table-cell>
                <table:table-cell table:style-name="Таблица2.A1" office:value-type="string">
                  <text:p text:style-name="P9">c</text:p>
                </table:table-cell>
                <table:table-cell table:style-name="Таблица2.A1" office:value-type="string">
                  <text:p text:style-name="P10">C</text:p>
                </table:table-cell>
              </table:table-row>
              <table:table-row>
                <table:table-cell table:style-name="Таблица2.A1" office:value-type="string">
                  <text:p text:style-name="P6">ч</text:p>
                </table:table-cell>
                <table:table-cell table:style-name="Таблица2.A1" office:value-type="string">
                  <text:p text:style-name="P6">Ч</text:p>
                </table:table-cell>
                <table:table-cell table:style-name="Таблица2.A1" office:value-type="string">
                  <text:p text:style-name="P2">ć</text:p>
                </table:table-cell>
                <table:table-cell table:style-name="Таблица2.A1" office:value-type="string">
                  <text:p text:style-name="P3">Č</text:p>
                </table:table-cell>
              </table:table-row>
              <table:table-row>
                <table:table-cell table:style-name="Таблица2.A1" office:value-type="string">
                  <text:p text:style-name="P6">ш</text:p>
                </table:table-cell>
                <table:table-cell table:style-name="Таблица2.A1" office:value-type="string">
                  <text:p text:style-name="P6">Ш</text:p>
                </table:table-cell>
                <table:table-cell table:style-name="Таблица2.A1" office:value-type="string">
                  <text:p text:style-name="P2">ś</text:p>
                </table:table-cell>
                <table:table-cell table:style-name="Таблица2.A1" office:value-type="string">
                  <text:p text:style-name="P3">Š</text:p>
                </table:table-cell>
              </table:table-row>
              <table:table-row>
                <table:table-cell table:style-name="Таблица2.A1" office:value-type="string">
                  <text:p text:style-name="P6">щ</text:p>
                </table:table-cell>
                <table:table-cell table:style-name="Таблица2.A1" office:value-type="string">
                  <text:p text:style-name="P6">Щ</text:p>
                </table:table-cell>
                <table:table-cell table:style-name="Таблица2.A1" office:value-type="string">
                  <text:p text:style-name="P2">ść</text:p>
                </table:table-cell>
                <table:table-cell table:style-name="Таблица2.A1" office:value-type="string">
                  <text:p text:style-name="P4">Šć</text:p>
                </table:table-cell>
              </table:table-row>
              <table:table-row>
                <table:table-cell table:style-name="Таблица2.A1" office:value-type="string">
                  <text:p text:style-name="P6">я</text:p>
                </table:table-cell>
                <table:table-cell table:style-name="Таблица2.A1" office:value-type="string">
                  <text:p text:style-name="P6">Я</text:p>
                </table:table-cell>
                <table:table-cell table:style-name="Таблица2.A1" office:value-type="string">
                  <text:p text:style-name="P9">ja</text:p>
                </table:table-cell>
                <table:table-cell table:style-name="Таблица2.A1" office:value-type="string">
                  <text:p text:style-name="P10">Ja</text:p>
                </table:table-cell>
              </table:table-row>
              <table:table-row>
                <table:table-cell table:style-name="Таблица2.A1" office:value-type="string">
                  <text:p text:style-name="P6">ю</text:p>
                </table:table-cell>
                <table:table-cell table:style-name="Таблица2.A1" office:value-type="string">
                  <text:p text:style-name="P6">Ю</text:p>
                </table:table-cell>
                <table:table-cell table:style-name="Таблица2.A1" office:value-type="string">
                  <text:p text:style-name="P9">ju</text:p>
                </table:table-cell>
                <table:table-cell table:style-name="Таблица2.A1" office:value-type="string">
                  <text:p text:style-name="P10">Ju</text:p>
                </table:table-cell>
              </table:table-row>
              <table:table-row>
                <table:table-cell table:style-name="Таблица2.A1" office:value-type="string">
                  <text:p text:style-name="P6">вв</text:p>
                </table:table-cell>
                <table:table-cell table:style-name="Таблица2.A1" office:value-type="string">
                  <text:p text:style-name="P6">Вв</text:p>
                </table:table-cell>
                <table:table-cell table:style-name="Таблица2.A1" office:value-type="string">
                  <text:p text:style-name="P9">w</text:p>
                </table:table-cell>
                <table:table-cell table:style-name="Таблица2.A1" office:value-type="string">
                  <text:p text:style-name="P10">W</text:p>
                </table:table-cell>
              </table:table-row>
            </table:table>
            <text:p text:style-name="P11"/>
          </table:table-cell>
          <table:table-cell table:style-name="Таблица1.A2" office:value-type="string">
            <text:p text:style-name="P21"><text:span text:style-name="T13">М'які літери</text:span> </text:p>
            <text:p text:style-name="P21"><text:s text:c="4"/><text:span text:style-name="T12">створюються з використанням символа </text:span><text:span text:style-name="T25">[</text:span><text:span text:style-name="T16">letter</text:span><text:span text:style-name="T25">] + </text:span><text:span text:style-name="T15">\u030C </text:span><text:span text:style-name="T12">[</text:span><text:span text:style-name="T15">combining_caron</text:span><text:span text:style-name="T12">]:</text:span></text:p>
            <text:p text:style-name="P19"><text:s text:c="8"/><text:span text:style-name="T20">д</text:span>[<text:span text:style-name="T14">d</text:span>] + <text:span text:style-name="T20">ь</text:span> -&gt; <text:span text:style-name="T17">ď</text:span> <text:s text:c="5"/><text:span text:style-name="T21">молодь</text:span> <text:s text:c="2"/>-&gt; <text:span text:style-name="T17">moloď</text:span></text:p>
            <text:p text:style-name="P19"><text:s text:c="8"/><text:span text:style-name="T20">c</text:span>[<text:span text:style-name="T14">s</text:span>] + <text:span text:style-name="T20">ь</text:span> -&gt; <text:span text:style-name="T17">š</text:span> <text:s text:c="5"/><text:span text:style-name="T20">сьогодні</text:span> -&gt; <text:span text:style-name="T17">šohodni</text:span></text:p>
            <text:p text:style-name="P19"><text:s text:c="8"/><text:span text:style-name="T20">т</text:span>[<text:span text:style-name="T14">t</text:span>] + <text:span text:style-name="T20">ь</text:span> -&gt; <text:span text:style-name="T17">ť</text:span> <text:s text:c="5"/><text:span text:style-name="T20">тьохнути</text:span> -&gt; <text:span text:style-name="T17">ťoxnuty</text:span></text:p>
            <text:p text:style-name="P26"/>
            <text:p text:style-name="P22"><text:s text:c="3"/>*<text:span text:style-name="T1">к</text:span>рім букв які непотрібно пом'якшувати: <text:span text:style-name="T20">ч</text:span>, <text:span text:style-name="T20">ш</text:span>, <text:span text:style-name="T20">щ</text:span></text:p>
            <text:p text:style-name="P19"/>
            <text:p text:style-name="P23">Сполучення приголосних з подвійними госолними</text:p>
            <text:p text:style-name="P20"><text:span text:style-name="T2"><text:s text:c="4"/>в</text:span><text:span text:style-name="T12">ідбувається випадання </text:span><text:span text:style-name="T3">звуку </text:span><text:span text:style-name="T23">й</text:span><text:span text:style-name="T12">, що відповідає вимові</text:span>:</text:p>
            <text:p text:style-name="P19"><text:s text:c="8"/><text:span text:style-name="T22">д</text:span>+<text:span text:style-name="T20">я</text:span>[<text:span text:style-name="T14">ja</text:span>] -&gt; <text:span text:style-name="T17">ďa</text:span> <text:s/><text:span text:style-name="T20">дякую</text:span> -&gt; <text:span text:style-name="T17">ďakuju</text:span></text:p>
            <text:p text:style-name="P19"><text:s text:c="8"/><text:span text:style-name="T20">к</text:span>+<text:span text:style-name="T20">ю</text:span>[<text:span text:style-name="T14">ju</text:span>] -&gt; <text:span text:style-name="T17">ǩu</text:span> <text:s/><text:span text:style-name="T20">кювет</text:span> -&gt; <text:span text:style-name="T17">ǩuvet</text:span></text:p>
            <text:p text:style-name="P26"/>
            <text:p text:style-name="P22"><text:s text:c="3"/>*виключення, слова де використовується апостроф для твердного звуку:</text:p>
            <text:p text:style-name="P19"><text:s text:c="8"/><text:span text:style-name="T20">м'ясо</text:span> -&gt; <text:span text:style-name="T17">mjaso</text:span></text:p>
            <text:p text:style-name="P19"/>
            <text:p text:style-name="P20"><text:span text:style-name="T13">Кирилична буква </text:span><text:span text:style-name="T24">ж</text:span> </text:p>
            <text:p text:style-name="P20"><text:s text:c="4"/>замінюється на латинський фонетичний символ <text:span text:style-name="T17">Ezh</text:span>:</text:p>
            <text:p text:style-name="P19"><text:s text:c="8"/><text:span text:style-name="T20">ж</text:span> -&gt; <text:span text:style-name="T17">ʒ</text:span> <text:s text:c="2"/><text:span text:style-name="T20">Ж</text:span> -&gt; <text:span text:style-name="T17">Ʒ</text:span></text:p>
            <text:p text:style-name="P19"><text:s text:c="8"/>наприклад: <text:span text:style-name="T20">жарити</text:span> -&gt; <text:span text:style-name="T17">ʒarutu</text:span></text:p>
            <text:p text:style-name="P19"/>
            <text:p text:style-name="P20"><text:span text:style-name="T13">Сиволи для букв </text:span><text:span text:style-name="T24">ч</text:span><text:span text:style-name="T13">, </text:span><text:span text:style-name="T24">ш</text:span><text:span text:style-name="T13">, </text:span><text:span text:style-name="T24">щ</text:span></text:p>
            <text:p text:style-name="P20"><text:span text:style-name="T24"><text:s text:c="4"/></text:span><text:span text:style-name="T12">створюються за допомогою альтернативного вводу[</text:span><text:span text:style-name="T15">Alt Gr</text:span><text:span text:style-name="T12">] літер '</text:span><text:span text:style-name="T19">c</text:span><text:span text:style-name="T12">' та '</text:span><text:span text:style-name="T19">s</text:span><text:span text:style-name="T12">'</text:span></text:p>
            <text:p text:style-name="P19"><text:s text:c="8"/><text:span text:style-name="T20">ч</text:span> <text:s text:c="4"/>-&gt; <text:span text:style-name="T17">ć</text:span></text:p>
            <text:p text:style-name="P19"><text:s text:c="8"/><text:span text:style-name="T20">ш</text:span> <text:s text:c="4"/>-&gt; <text:span text:style-name="T17">ś</text:span></text:p>
            <text:p text:style-name="P19"><text:s text:c="8"/><text:span text:style-name="T20">щ</text:span>[<text:span text:style-name="T14">шч</text:span>] -&gt; <text:span text:style-name="T17">ść</text:span></text:p>
            <text:p text:style-name="P19"/>
            <text:p text:style-name="P20"><text:span text:style-name="T13">Подвійність літери </text:span><text:span text:style-name="T24">в</text:span> </text:p>
            <text:p text:style-name="P20"><text:s text:c="4"/><text:span text:style-name="T12">замінюється на латинську </text:span><text:span text:style-name="T18">w</text:span><text:span text:style-name="T12">:</text:span></text:p>
            <text:p text:style-name="P19"><text:s text:c="8"/><text:span text:style-name="T20">вв</text:span> -&gt; <text:span text:style-name="T17">w</text:span> <text:s text:c="4"/><text:span text:style-name="T20">ввічливість</text:span> -&gt; <text:span text:style-name="T17">wićlyvisť</text:span></text:p>
            <text:p text:style-name="P25"/>
          </table:table-cell>
          <table:table-cell table:style-name="Таблица1.C2" office:value-type="string">
            <text:p text:style-name="P29"><text:span text:style-name="T4">default</text:span><text:span text:style-name="T6"> <text:s/></text:span>partial<text:span text:style-name="T6"> </text:span>alphanumeric_keys<text:span text:style-name="T6"> </text:span>modifier_keys</text:p>
            <text:p text:style-name="P24"><text:span text:style-name="T6"><text:s text:c="4"/></text:span>xkb_symbols<text:span text:style-name="T6"> </text:span><text:span text:style-name="T8">"basic"</text:span><text:span text:style-name="T6"> </text:span><text:span text:style-name="T9">{</text:span></text:p>
            <text:p text:style-name="P18"><text:s text:c="4"/></text:p>
            <text:p text:style-name="P24"><text:span text:style-name="T6"><text:s text:c="4"/></text:span>name<text:span text:style-name="T9">[</text:span>Group1<text:span text:style-name="T9">]=</text:span><text:span text:style-name="T6"> </text:span><text:span text:style-name="T8">"Ukrajinska</text:span><text:span text:style-name="T6"> </text:span><text:span text:style-name="T8">(UA)"</text:span><text:span text:style-name="T9">;</text:span></text:p>
            <text:p text:style-name="P18"><text:s text:c="4"/></text:p>
            <text:p text:style-name="P24"><text:span text:style-name="T6"><text:s text:c="4"/></text:span>key<text:span text:style-name="T6"> </text:span><text:span text:style-name="T9">&lt;</text:span>TLDE<text:span text:style-name="T9">&gt;</text:span><text:span text:style-name="T6"> </text:span><text:span text:style-name="T9">{</text:span><text:span text:style-name="T6"> </text:span><text:span text:style-name="T9">[</text:span><text:span text:style-name="T6"> </text:span>U030C<text:span text:style-name="T9">,</text:span><text:span text:style-name="T6"> </text:span>asciitilde<text:span text:style-name="T9">,</text:span><text:span text:style-name="T6"> </text:span>grave<text:span text:style-name="T9">,</text:span><text:span text:style-name="T6"> </text:span>apostroph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1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1</text:span><text:span text:style-name="T9">,</text:span><text:span text:style-name="T6"> <text:s text:c="4"/></text:span>exclam<text:span text:style-name="T9">,</text:span><text:span text:style-name="T6"> <text:s text:c="3"/></text:span>exclamdown<text:span text:style-name="T9">,</text:span><text:span text:style-name="T6"> <text:s text:c="5"/></text:span>onesuperior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2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2</text:span><text:span text:style-name="T9">,</text:span><text:span text:style-name="T6"> <text:s text:c="8"/></text:span>at<text:span text:style-name="T9">,</text:span><text:span text:style-name="T6"> <text:s text:c="2"/></text:span>twosuperior<text:span text:style-name="T9">,</text:span><text:span text:style-name="T6"> </text:span>dead_doubleacut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3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3</text:span><text:span text:style-name="T9">,</text:span><text:span text:style-name="T6"> </text:span>numbersign<text:span text:style-name="T9">,</text:span><text:span text:style-name="T6"> </text:span>threesuperior<text:span text:style-name="T9">,</text:span><text:span text:style-name="T6"> <text:s text:c="5"/></text:span>dead_macron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4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4</text:span><text:span text:style-name="T9">,</text:span><text:span text:style-name="T6"> <text:s text:c="4"/></text:span>dollar<text:span text:style-name="T9">,</text:span><text:span text:style-name="T6"> <text:s text:c="5"/></text:span>currency<text:span text:style-name="T9">,</text:span><text:span text:style-name="T6"> <text:s text:c="8"/></text:span>sterling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5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5</text:span><text:span text:style-name="T9">,</text:span><text:span text:style-name="T6"> <text:s text:c="3"/></text:span>percent<text:span text:style-name="T9">,</text:span><text:span text:style-name="T6"> <text:s text:c="5"/></text:span>EuroSign<text:span text:style-name="T9">,</text:span><text:span text:style-name="T6"> <text:s text:c="4"/></text:span>dead_cedilla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6<text:span text:style-name="T9">&gt;</text:span><text:span text:style-name="T6"> </text:span><text:span text:style-name="T9">{</text:span><text:span text:style-name="T6"> </text:span><text:span text:style-name="T9">[</text:span><text:span text:style-name="T6"> <text:s text:c="3"/></text:span><text:span text:style-name="T11">6</text:span><text:span text:style-name="T9">,</text:span><text:span text:style-name="T6"> </text:span>dead_circumflex<text:span text:style-name="T9">,</text:span><text:span text:style-name="T6"> <text:s text:c="3"/></text:span>onequarter<text:span text:style-name="T9">,</text:span><text:span text:style-name="T6"> <text:s text:c="5"/></text:span>asciicircum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7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7</text:span><text:span text:style-name="T9">,</text:span><text:span text:style-name="T6"> <text:s/></text:span>ampersand<text:span text:style-name="T9">,</text:span><text:span text:style-name="T6"> <text:s text:c="6"/></text:span>onehalf<text:span text:style-name="T9">,</text:span><text:span text:style-name="T6"> <text:s text:c="7"/></text:span>dead_horn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8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8</text:span><text:span text:style-name="T9">,</text:span><text:span text:style-name="T6"> <text:s text:c="2"/></text:span>asterisk<text:span text:style-name="T9">,</text:span><text:span text:style-name="T6"> </text:span>threequarters<text:span text:style-name="T9">,</text:span><text:span text:style-name="T6"> <text:s text:c="5"/></text:span>dead_ogonek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09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9</text:span><text:span text:style-name="T9">,</text:span><text:span text:style-name="T6"> <text:s/></text:span>parenleft<text:span text:style-name="T9">,</text:span><text:span text:style-name="T6"> </text:span>leftsinglequotemark<text:span text:style-name="T9">,</text:span><text:span text:style-name="T6"> </text:span>dead_brev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10<text:span text:style-name="T9">&gt;</text:span><text:span text:style-name="T6"> </text:span><text:span text:style-name="T9">{</text:span><text:span text:style-name="T6"> </text:span><text:span text:style-name="T9">[</text:span><text:span text:style-name="T6"> <text:s text:c="8"/></text:span><text:span text:style-name="T11">0</text:span><text:span text:style-name="T9">,</text:span><text:span text:style-name="T6"> </text:span>parenright<text:span text:style-name="T9">,</text:span><text:span text:style-name="T6"> </text:span>rightsinglequotemark<text:span text:style-name="T9">,</text:span><text:span text:style-name="T6"> </text:span>dead_abovering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11<text:span text:style-name="T9">&gt;</text:span><text:span text:style-name="T6"> </text:span><text:span text:style-name="T9">{</text:span><text:span text:style-name="T6"> </text:span><text:span text:style-name="T9">[</text:span><text:span text:style-name="T6"> <text:s text:c="4"/></text:span>minus<text:span text:style-name="T9">,</text:span><text:span text:style-name="T6"> </text:span>underscore<text:span text:style-name="T9">,</text:span><text:span text:style-name="T6"> <text:s text:c="10"/></text:span>yen<text:span text:style-name="T9">,</text:span><text:span text:style-name="T6"> <text:s text:c="3"/></text:span>dead_belowdot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E12<text:span text:style-name="T9">&gt;</text:span><text:span text:style-name="T6"> </text:span><text:span text:style-name="T9">{</text:span><text:span text:style-name="T6"> </text:span><text:span text:style-name="T9">[</text:span><text:span text:style-name="T6"> <text:s text:c="4"/></text:span>equal<text:span text:style-name="T9">,</text:span><text:span text:style-name="T6"> <text:s text:c="6"/></text:span>plus<text:span text:style-name="T9">,</text:span><text:span text:style-name="T6"> <text:s text:c="5"/></text:span>multiply<text:span text:style-name="T9">,</text:span><text:span text:style-name="T6"> <text:s text:c="8"/></text:span>division<text:span text:style-name="T6"> </text:span><text:span text:style-name="T9">]</text:span><text:span text:style-name="T6"> </text:span><text:span text:style-name="T9">};</text:span></text:p>
            <text:p text:style-name="P18"><text:s text:c="4"/></text:p>
            <text:p text:style-name="P24"><text:s text:c="4"/>key <text:span text:style-name="T6">&lt;</text:span>AD01<text:span text:style-name="T9">&gt; { [</text:span> U0292, U01B7 <text:span text:style-name="T6">] };</text:span></text:p>
            <text:p text:style-name="P24"><text:span text:style-name="T6"><text:s text:c="4"/></text:span>key<text:span text:style-name="T6"> </text:span><text:span text:style-name="T9">&lt;</text:span>AD02<text:span text:style-name="T9">&gt;</text:span><text:span text:style-name="T6"> </text:span><text:span text:style-name="T9">{</text:span><text:span text:style-name="T6"> </text:span><text:span text:style-name="T9">[</text:span><text:span text:style-name="T6"> </text:span>w<text:span text:style-name="T9">,</text:span><text:span text:style-name="T6"> </text:span>W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3<text:span text:style-name="T9">&gt;</text:span><text:span text:style-name="T6"> </text:span><text:span text:style-name="T9">{</text:span><text:span text:style-name="T6"> </text:span><text:span text:style-name="T9">[</text:span><text:span text:style-name="T6"> </text:span>e<text:span text:style-name="T9">,</text:span><text:span text:style-name="T6"> </text:span>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4<text:span text:style-name="T9">&gt;</text:span><text:span text:style-name="T6"> </text:span><text:span text:style-name="T9">{</text:span><text:span text:style-name="T6"> </text:span><text:span text:style-name="T9">[</text:span><text:span text:style-name="T6"> </text:span>r<text:span text:style-name="T9">,</text:span><text:span text:style-name="T6"> </text:span>R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5<text:span text:style-name="T9">&gt;</text:span><text:span text:style-name="T6"> </text:span><text:span text:style-name="T9">{</text:span><text:span text:style-name="T6"> </text:span><text:span text:style-name="T9">[</text:span><text:span text:style-name="T6"> </text:span>t<text:span text:style-name="T9">,</text:span><text:span text:style-name="T6"> </text:span>T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6<text:span text:style-name="T9">&gt;</text:span><text:span text:style-name="T6"> </text:span><text:span text:style-name="T9">{</text:span><text:span text:style-name="T6"> </text:span><text:span text:style-name="T9">[</text:span><text:span text:style-name="T6"> </text:span>y<text:span text:style-name="T9">,</text:span><text:span text:style-name="T6"> </text:span>Y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7<text:span text:style-name="T9">&gt;</text:span><text:span text:style-name="T6"> </text:span><text:span text:style-name="T9">{</text:span><text:span text:style-name="T6"> </text:span><text:span text:style-name="T9">[</text:span><text:span text:style-name="T6"> </text:span>u<text:span text:style-name="T9">,</text:span><text:span text:style-name="T6"> </text:span>U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8<text:span text:style-name="T9">&gt;</text:span><text:span text:style-name="T6"> </text:span><text:span text:style-name="T9">{</text:span><text:span text:style-name="T6"> </text:span><text:span text:style-name="T9">[</text:span><text:span text:style-name="T6"> </text:span>i<text:span text:style-name="T9">,</text:span><text:span text:style-name="T6"> </text:span>I<text:span text:style-name="T9">,</text:span><text:span text:style-name="T6"> </text:span>Ukrainian_yi<text:span text:style-name="T9">,</text:span><text:span text:style-name="T6"> </text:span>Ukrainian_YI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09<text:span text:style-name="T9">&gt;</text:span><text:span text:style-name="T6"> </text:span><text:span text:style-name="T9">{</text:span><text:span text:style-name="T6"> </text:span><text:span text:style-name="T9">[</text:span><text:span text:style-name="T6"> </text:span>o<text:span text:style-name="T9">,</text:span><text:span text:style-name="T6"> </text:span>O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10<text:span text:style-name="T9">&gt;</text:span><text:span text:style-name="T6"> </text:span><text:span text:style-name="T9">{</text:span><text:span text:style-name="T6"> </text:span><text:span text:style-name="T9">[</text:span><text:span text:style-name="T6"> </text:span>p<text:span text:style-name="T9">,</text:span><text:span text:style-name="T6"> </text:span>P<text:span text:style-name="T9">,</text:span><text:span text:style-name="T6"> <text:s text:c="20"/></text:span>dead_acute<text:span text:style-name="T9">,</text:span><text:span text:style-name="T6"> <text:s text:c="4"/></text:span>dead_doubleacut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11<text:span text:style-name="T9">&gt;</text:span><text:span text:style-name="T6"> </text:span><text:span text:style-name="T9">{</text:span><text:span text:style-name="T6"> </text:span><text:span text:style-name="T9">[</text:span><text:span text:style-name="T6"> </text:span>bracketleft<text:span text:style-name="T9">,</text:span><text:span text:style-name="T6"> <text:s/></text:span>braceleft<text:span text:style-name="T9">,</text:span><text:span text:style-name="T6"> <text:s/></text:span>dead_diaeresis<text:span text:style-name="T9">,</text:span><text:span text:style-name="T6"> </text:span>dead_abovering<text:span text:style-name="T6"> <text:s text:c="2"/>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D12<text:span text:style-name="T9">&gt;</text:span><text:span text:style-name="T6"> </text:span><text:span text:style-name="T9">{</text:span><text:span text:style-name="T6"> </text:span><text:span text:style-name="T9">[</text:span><text:span text:style-name="T6"> </text:span>bracketright<text:span text:style-name="T9">,</text:span><text:span text:style-name="T6"> </text:span>braceright<text:span text:style-name="T9">,</text:span><text:span text:style-name="T6"> </text:span>dead_tilde<text:span text:style-name="T9">,</text:span><text:span text:style-name="T6"> <text:s text:c="4"/></text:span>dead_macron<text:span text:style-name="T6"> <text:s text:c="5"/></text:span><text:span text:style-name="T9">]</text:span><text:span text:style-name="T6"> </text:span><text:span text:style-name="T9">};</text:span></text:p>
            <text:p text:style-name="P18"><text:s text:c="4"/></text:p>
            <text:p text:style-name="P24"><text:span text:style-name="T6"><text:s text:c="4"/></text:span>key<text:span text:style-name="T6"> </text:span><text:span text:style-name="T9">&lt;</text:span>AC01<text:span text:style-name="T9">&gt;</text:span><text:span text:style-name="T6"> </text:span><text:span text:style-name="T9">{</text:span><text:span text:style-name="T6"> </text:span><text:span text:style-name="T9">[</text:span><text:span text:style-name="T6"> </text:span>a<text:span text:style-name="T9">,</text:span><text:span text:style-name="T6"> </text:span>A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2<text:span text:style-name="T9">&gt;</text:span><text:span text:style-name="T6"> </text:span><text:span text:style-name="T9">{</text:span><text:span text:style-name="T6"> </text:span><text:span text:style-name="T9">[</text:span><text:span text:style-name="T6"> </text:span>s<text:span text:style-name="T9">,</text:span><text:span text:style-name="T6"> </text:span>S<text:span text:style-name="T9">,</text:span><text:span text:style-name="T6"> </text:span>sacute<text:span text:style-name="T9">,</text:span><text:span text:style-name="T6"> </text:span>Sacut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3<text:span text:style-name="T9">&gt;</text:span><text:span text:style-name="T6"> </text:span><text:span text:style-name="T9">{</text:span><text:span text:style-name="T6"> </text:span><text:span text:style-name="T9">[</text:span><text:span text:style-name="T6"> </text:span>d<text:span text:style-name="T9">,</text:span><text:span text:style-name="T6"> </text:span>D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4<text:span text:style-name="T9">&gt;</text:span><text:span text:style-name="T6"> </text:span><text:span text:style-name="T9">{</text:span><text:span text:style-name="T6"> </text:span><text:span text:style-name="T9">[</text:span><text:span text:style-name="T6"> </text:span>f<text:span text:style-name="T9">,</text:span><text:span text:style-name="T6"> </text:span>F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5<text:span text:style-name="T9">&gt;</text:span><text:span text:style-name="T6"> </text:span><text:span text:style-name="T9">{</text:span><text:span text:style-name="T6"> </text:span><text:span text:style-name="T9">[</text:span><text:span text:style-name="T6"> </text:span>g<text:span text:style-name="T9">,</text:span><text:span text:style-name="T6"> </text:span>G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6<text:span text:style-name="T9">&gt;</text:span><text:span text:style-name="T6"> </text:span><text:span text:style-name="T9">{</text:span><text:span text:style-name="T6"> </text:span><text:span text:style-name="T9">[</text:span><text:span text:style-name="T6"> </text:span>h<text:span text:style-name="T9">,</text:span><text:span text:style-name="T6"> </text:span>H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7<text:span text:style-name="T9">&gt;</text:span><text:span text:style-name="T6"> </text:span><text:span text:style-name="T9">{</text:span><text:span text:style-name="T6"> </text:span><text:span text:style-name="T9">[</text:span><text:span text:style-name="T6"> </text:span>j<text:span text:style-name="T9">,</text:span><text:span text:style-name="T6"> </text:span>J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08<text:span text:style-name="T9">&gt;</text:span><text:span text:style-name="T6"> </text:span><text:span text:style-name="T9">{</text:span><text:span text:style-name="T6"> </text:span><text:span text:style-name="T9">[</text:span><text:span text:style-name="T6"> </text:span>k<text:span text:style-name="T9">,</text:span><text:span text:style-name="T6"> </text:span>K<text:span text:style-name="T6"> </text:span><text:span text:style-name="T9">]</text:span><text:span text:style-name="T6"> </text:span><text:span text:style-name="T9">};</text:span><text:span text:style-name="T6"> </text:span></text:p>
            <text:p text:style-name="P24"><text:span text:style-name="T6"><text:s text:c="4"/></text:span>key<text:span text:style-name="T6"> </text:span><text:span text:style-name="T9">&lt;</text:span>AC09<text:span text:style-name="T9">&gt;</text:span><text:span text:style-name="T6"> </text:span><text:span text:style-name="T9">{</text:span><text:span text:style-name="T6"> </text:span><text:span text:style-name="T9">[</text:span><text:span text:style-name="T6"> </text:span>l<text:span text:style-name="T9">,</text:span><text:span text:style-name="T6"> </text:span>L<text:span text:style-name="T9">,</text:span><text:span text:style-name="T6"> </text:span>lstroke<text:span text:style-name="T9">,</text:span><text:span text:style-name="T6"> </text:span>Lstrok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10<text:span text:style-name="T9">&gt;</text:span><text:span text:style-name="T6"> </text:span><text:span text:style-name="T9">{</text:span><text:span text:style-name="T6"> </text:span><text:span text:style-name="T9">[</text:span><text:span text:style-name="T6"> </text:span>semicolon<text:span text:style-name="T9">,</text:span><text:span text:style-name="T6"> </text:span>colon<text:span text:style-name="T6"> <text:s/>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C11<text:span text:style-name="T9">&gt;</text:span><text:span text:style-name="T6"> </text:span><text:span text:style-name="T9">{</text:span><text:span text:style-name="T6"> </text:span><text:span text:style-name="T9">[</text:span><text:span text:style-name="T6"> </text:span>apostrophe<text:span text:style-name="T9">,</text:span><text:span text:style-name="T6"> </text:span>quotedbl<text:span text:style-name="T9">,</text:span><text:span text:style-name="T6"> </text:span>dead_circumflex<text:span text:style-name="T9">,</text:span><text:span text:style-name="T6"> <text:s/></text:span>dead_caron<text:span text:style-name="T6"> </text:span><text:span text:style-name="T9">]</text:span><text:span text:style-name="T6"> </text:span><text:span text:style-name="T9">};</text:span></text:p>
            <text:p text:style-name="P18"><text:s text:c="4"/></text:p>
            <text:p text:style-name="P24"><text:span text:style-name="T6"><text:s text:c="4"/></text:span>key<text:span text:style-name="T6"> </text:span><text:span text:style-name="T9">&lt;</text:span>AB01<text:span text:style-name="T9">&gt;</text:span><text:span text:style-name="T6"> </text:span><text:span text:style-name="T9">{</text:span><text:span text:style-name="T6"> </text:span><text:span text:style-name="T9">[</text:span><text:span text:style-name="T6"> </text:span>z<text:span text:style-name="T9">,</text:span><text:span text:style-name="T6"> </text:span>Z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B02<text:span text:style-name="T9">&gt;</text:span><text:span text:style-name="T6"> </text:span><text:span text:style-name="T9">{</text:span><text:span text:style-name="T6"> </text:span><text:span text:style-name="T9">[</text:span><text:span text:style-name="T6"> </text:span>x<text:span text:style-name="T9">,</text:span><text:span text:style-name="T6"> </text:span>X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B03<text:span text:style-name="T9">&gt;</text:span><text:span text:style-name="T6"> </text:span><text:span text:style-name="T9">{</text:span><text:span text:style-name="T6"> </text:span><text:span text:style-name="T9">[</text:span><text:span text:style-name="T6"> </text:span>c<text:span text:style-name="T9">,</text:span><text:span text:style-name="T6"> </text:span>C<text:span text:style-name="T9">,</text:span><text:span text:style-name="T6"> </text:span>cacute<text:span text:style-name="T9">,</text:span><text:span text:style-name="T6"> </text:span>Cacute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B04<text:span text:style-name="T9">&gt;</text:span><text:span text:style-name="T6"> </text:span><text:span text:style-name="T9">{</text:span><text:span text:style-name="T6"> </text:span><text:span text:style-name="T9">[</text:span><text:span text:style-name="T6"> </text:span>v<text:span text:style-name="T9">,</text:span><text:span text:style-name="T6"> </text:span>V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B05<text:span text:style-name="T9">&gt;</text:span><text:span text:style-name="T6"> </text:span><text:span text:style-name="T9">{</text:span><text:span text:style-name="T6"> </text:span><text:span text:style-name="T9">[</text:span><text:span text:style-name="T6"> </text:span>b<text:span text:style-name="T9">,</text:span><text:span text:style-name="T6"> </text:span>B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B06<text:span text:style-name="T9">&gt;</text:span><text:span text:style-name="T6"> </text:span><text:span text:style-name="T9">{</text:span><text:span text:style-name="T6"> </text:span><text:span text:style-name="T9">[</text:span><text:span text:style-name="T6"> </text:span>n<text:span text:style-name="T9">,</text:span><text:span text:style-name="T6"> </text:span>N<text:span text:style-name="T6"> </text:span><text:span text:style-name="T9">]</text:span><text:span text:style-name="T6"> </text:span><text:span text:style-name="T9">};</text:span></text:p>
            <text:p text:style-name="P24"><text:span text:style-name="T6"><text:s text:c="4"/></text:span>key<text:span text:style-name="T6"> </text:span><text:span text:style-name="T9">&lt;</text:span>AB07<text:span text:style-name="T9">&gt;</text:span><text:span text:style-name="T6"> </text:span><text:span text:style-name="T9">{</text:span><text:span text:style-name="T6"> </text:span><text:span text:style-name="T9">[</text:span><text:span text:style-name="T6"> </text:span>m<text:span text:style-name="T9">,</text:span><text:span text:style-name="T6"> </text:span>M<text:span text:style-name="T6"> </text:span><text:span text:style-name="T9">]</text:span><text:span text:style-name="T6"> </text:span><text:span text:style-name="T9">};</text:span></text:p>
            <text:p text:style-name="P18"><text:s text:c="4"/></text:p>
            <text:p text:style-name="P24"><text:span text:style-name="T6"><text:s text:c="4"/></text:span>key<text:span text:style-name="T6"> </text:span><text:span text:style-name="T9">&lt;</text:span>AB08<text:span text:style-name="T9">&gt;</text:span><text:span text:style-name="T6"> <text:s/></text:span><text:span text:style-name="T9">{</text:span><text:span text:style-name="T6"> </text:span><text:span text:style-name="T9">[</text:span><text:span text:style-name="T6"> <text:s/></text:span>comma<text:span text:style-name="T9">,</text:span><text:span text:style-name="T6"> <text:s text:c="6"/></text:span>less<text:span text:style-name="T9">,</text:span><text:span text:style-name="T6"> </text:span>horizconnector<text:span text:style-name="T9">,</text:span><text:span text:style-name="T6"> <text:s text:c="2"/></text:span>multiply<text:span text:style-name="T6"> </text:span><text:span text:style-name="T9">]</text:span><text:span text:style-name="T6"> <text:s text:c="3"/></text:span><text:span text:style-name="T9">};</text:span></text:p>
            <text:p text:style-name="P24"><text:span text:style-name="T6"><text:s text:c="4"/></text:span>key<text:span text:style-name="T6"> </text:span><text:span text:style-name="T9">&lt;</text:span>AB09<text:span text:style-name="T9">&gt;</text:span><text:span text:style-name="T6"> <text:s/></text:span><text:span text:style-name="T9">{</text:span><text:span text:style-name="T6"> </text:span><text:span text:style-name="T9">[</text:span><text:span text:style-name="T6"> </text:span>period<text:span text:style-name="T9">,</text:span><text:span text:style-name="T6"> <text:s text:c="3"/></text:span>greater<text:span text:style-name="T9">,</text:span><text:span text:style-name="T6"> </text:span>periodcentered<text:span text:style-name="T9">,</text:span><text:span text:style-name="T6"> <text:s text:c="2"/></text:span>division<text:span text:style-name="T6"> </text:span><text:span text:style-name="T9">]</text:span><text:span text:style-name="T6"> <text:s text:c="3"/></text:span><text:span text:style-name="T9">};</text:span></text:p>
            <text:p text:style-name="P24"><text:span text:style-name="T6"><text:s text:c="4"/></text:span>key<text:span text:style-name="T6"> </text:span><text:span text:style-name="T9">&lt;</text:span>AB10<text:span text:style-name="T9">&gt;</text:span><text:span text:style-name="T6"> <text:s/></text:span><text:span text:style-name="T9">{</text:span><text:span text:style-name="T6"> </text:span><text:span text:style-name="T9">[</text:span><text:span text:style-name="T6"> <text:s/></text:span>slash<text:span text:style-name="T9">,</text:span><text:span text:style-name="T6"> <text:s text:c="2"/></text:span>question<text:span text:style-name="T9">,</text:span><text:span text:style-name="T6"> </text:span>dead_belowdot<text:span text:style-name="T9">,</text:span><text:span text:style-name="T6"> </text:span>dead_abovedot<text:span text:style-name="T6"> </text:span><text:span text:style-name="T9">]</text:span><text:span text:style-name="T6"> </text:span><text:span text:style-name="T9">};</text:span></text:p>
            <text:p text:style-name="P18"><text:s text:c="4"/></text:p>
            <text:p text:style-name="P24"><text:span text:style-name="T6"><text:s text:c="4"/></text:span>include<text:span text:style-name="T6"> </text:span><text:span text:style-name="T8">"level3(ralt_switch)"</text:span></text:p>
            <text:p text:style-name="P27">};</text:p>
          </table:table-cell>
        </table:table-row>
        <table:table-row table:style-name="Таблица1.3">
          <table:covered-table-cell/>
          <table:table-cell table:style-name="Таблица1.C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monospace"/>
    <style:font-face style:name="Liberation Serif1" svg:font-family="'Liberation Serif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30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cm" fo:page-height="35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30cm" fo:page-height="35.0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5:50:47.751000000</meta:creation-date>
    <dc:date>2020-02-26T23:35:08.203914130</dc:date>
    <meta:editing-duration>PT22M54S</meta:editing-duration>
    <meta:editing-cycles>5</meta:editing-cycles>
    <meta:generator>LibreOffice/6.2.8.2$Linux_X86_64 LibreOffice_project/20$Build-2</meta:generator>
    <meta:document-statistic meta:table-count="2" meta:image-count="0" meta:object-count="0" meta:page-count="1" meta:paragraph-count="217" meta:word-count="700" meta:character-count="3645" meta:non-whitespace-character-count="2505"/>
  </office:meta>
</office:document-meta>
</file>